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4E0000000000000000DB8080F90BBAFF57.svg" manifest:media-type="image/svg+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top="0in" fo:margin-bottom="0.1965in" style:contextual-spacing="false"/>
    </style:style>
    <style:style style:name="P2" style:family="paragraph" style:parent-style-name="Text_20_body" style:list-style-name="L1"/>
    <style:style style:name="P3" style:family="paragraph" style:parent-style-name="Text_20_body">
      <style:paragraph-properties fo:margin-left="0in" fo:margin-right="0in" fo:margin-top="0in" fo:margin-bottom="0in" style:contextual-spacing="false" fo:orphans="1" fo:text-indent="0in" style:auto-text-indent="false"/>
      <style:text-properties loext:padding="0in" loext:border="none"/>
    </style:style>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3">
      <style:paragraph-properties fo:margin-top="0in" fo:margin-bottom="0in" style:contextual-spacing="false"/>
    </style:style>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7"/>
    <style:style style:name="P11" style:family="paragraph" style:parent-style-name="Text_20_body" style:list-style-name="L7">
      <style:paragraph-properties fo:margin-top="0in" fo:margin-bottom="0in" style:contextual-spacing="false"/>
    </style:style>
    <style:style style:name="P12" style:family="paragraph" style:parent-style-name="Text_20_body" style:list-style-name="L8"/>
    <style:style style:name="P13" style:family="paragraph" style:parent-style-name="Text_20_body" style:list-style-name="L9"/>
    <style:style style:name="P14" style:family="paragraph" style:parent-style-name="Text_20_body" style:list-style-name="L10"/>
    <style:style style:name="P15" style:family="paragraph" style:parent-style-name="Text_20_body" style:list-style-name="L11"/>
    <style:style style:name="P16" style:family="paragraph" style:parent-style-name="Text_20_body" style:list-style-name="L11">
      <style:paragraph-properties fo:margin-top="0in" fo:margin-bottom="0in" style:contextual-spacing="false"/>
    </style:style>
    <style:style style:name="P17" style:family="paragraph" style:parent-style-name="Text_20_body" style:list-style-name="L12"/>
    <style:style style:name="fr1" style:family="graphic" style:parent-style-name="Graphics">
      <style:graphic-properties fo:margin-left="0in" fo:margin-right="0in" fo:margin-top="0in" fo:margin-bottom="0in" style:wrap="run-through" style:number-wrapped-paragraphs="no-limit" style:vertical-pos="top" style:vertical-rel="char" style:horizontal-pos="from-left" style:horizontal-rel="pag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text:start-value="4">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text:start-value="5">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text:start-value="6">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text:start-value="7">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rite for me the step-by-step process for recycling plastic bottles and caps in a form that can be used in a business proposal:</text:p>
      <text:p text:style-name="Text_20_body">Sure, here's a step-by-step process for recycling plastic bottles and caps in a form that can be used in a business proposal:</text:p>
      <text:list text:style-name="L1">
        <text:list-item>
          <text:p text:style-name="P2">Collection: Collect plastic bottles and caps from households, businesses, and recycling centers.</text:p>
        </text:list-item>
        <text:list-item>
          <text:p text:style-name="P2">Sorting: Sort the collected plastic bottles and caps by type and grade.</text:p>
        </text:list-item>
        <text:list-item>
          <text:p text:style-name="P2">Cleaning: Clean the sorted plastic bottles and caps to remove any contaminants, labels, or adhesives.</text:p>
        </text:list-item>
        <text:list-item>
          <text:p text:style-name="P2">Shredding: Shred the cleaned plastic bottles and caps into small pieces, which makes it easier to transport and process.</text:p>
        </text:list-item>
        <text:list-item>
          <text:p text:style-name="P2">Melting: Melt the shredded plastic in a furnace at high temperatures (around 260°C to 315°C).</text:p>
        </text:list-item>
        <text:list-item>
          <text:p text:style-name="P2">Purification: Purify the molten plastic by removing any impurities such as dirt, moisture, or other plastics.</text:p>
        </text:list-item>
        <text:list-item>
          <text:p text:style-name="P2">Extrusion: Extrude the purified plastic into pellets or other forms as required by the business proposal.</text:p>
        </text:list-item>
        <text:list-item>
          <text:p text:style-name="P2">Forming: Form the plastic pellets or other forms into products such as containers, packaging, or other plastic items.</text:p>
        </text:list-item>
        <text:list-item>
          <text:p text:style-name="P2">Quality control: Test the finished plastic products for strength, durability, and other quality factors.</text:p>
        </text:list-item>
        <text:list-item>
          <text:p text:style-name="P2">Packaging and shipping: Package and ship the finished plastic products to the customer.</text:p>
        </text:list-item>
      </text:list>
      <text:p text:style-name="Text_20_body">This process will not only help to create a sustainable business model, but it will also reduce the amount of waste going into landfills, conserve natural resources, and save energy.</text:p>
      <text:p text:style-name="Text_20_body">It's important to note that the specific details of the recycling process can vary depending on the type of plastic being recycled and the specific requirements of the business proposal.</text:p>
      <text:p text:style-name="P3"><draw:frame draw:style-name="fr2" draw:name="Image1" text:anchor-type="as-char" svg:width="0.7874in" svg:height="0.3937in" draw:z-index="0"><draw:image xlink:href="Pictures/1000004E0000000000000000DB8080F90BBAFF57.svg" xlink:type="simple" xlink:show="embed" xlink:actuate="onLoad" draw:mime-type="image/svg+xml"/></draw:frame><draw:frame draw:style-name="fr1" draw:name="Image2" text:anchor-type="char" svg:x="0in" svg:width="0.0161in" svg:height="0.0161in" draw:z-index="1"><draw:image xlink:href="https://chat.openai.com/_next/image?url=https%3A%2F%2Flh3.googleusercontent.com%2Fa%2FAGNmyxZpg3VDVNr80d7kVm4TcoNLIN2AiRopGMLoaIxNng%3Ds96-c&amp;w=64&amp;q=75" xlink:type="simple" xlink:show="embed" xlink:actuate="onLoad"/><svg:title>WisdomTheater 3000</svg:title></draw:frame></text:p>
      <text:p text:style-name="Text_20_body">what equipment is needed from step 3 through step 7?</text:p>
      <text:p text:style-name="Text_20_body">Here's the list of equipment that can be needed for the recycling process of plastic bottles and caps from step 3 through step 7:</text:p>
      <text:list text:style-name="L2">
        <text:list-item>
          <text:p text:style-name="P4">Cleaning:</text:p>
        </text:list-item>
      </text:list>
      <text:list text:style-name="L3">
        <text:list-item>
          <text:p text:style-name="P6">Sorting conveyor: A conveyor system can be used to sort the plastic bottles and caps according to type, color, or grade.</text:p>
        </text:list-item>
        <text:list-item>
          <text:p text:style-name="P6">Water tank: A water tank can be used to wash the sorted plastic bottles and caps to remove any dirt or contaminants.</text:p>
        </text:list-item>
        <text:list-item>
          <text:p text:style-name="P5"><text:soft-page-break/>Label and adhesive remover: A label and adhesive remover can be used to remove any labels or adhesives on the plastic bottles and caps.</text:p>
        </text:list-item>
      </text:list>
      <text:list text:style-name="L4">
        <text:list-item>
          <text:p text:style-name="P7">Shredding:</text:p>
        </text:list-item>
      </text:list>
      <text:list text:style-name="L5">
        <text:list-item>
          <text:p text:style-name="P8">Shredder: A shredder can be used to shred the cleaned plastic bottles and caps into small pieces or flakes.</text:p>
        </text:list-item>
      </text:list>
      <text:list text:style-name="L6">
        <text:list-item>
          <text:p text:style-name="P9">Melting:</text:p>
        </text:list-item>
      </text:list>
      <text:list text:style-name="L7">
        <text:list-item>
          <text:p text:style-name="P11">Extruder: An extruder can be used to melt the shredded plastic at high temperatures (around 260°C to 315°C).</text:p>
        </text:list-item>
        <text:list-item>
          <text:p text:style-name="P10">Furnace: A furnace can be used to melt the shredded plastic in case of high-volume processing.</text:p>
        </text:list-item>
      </text:list>
      <text:list text:style-name="L8">
        <text:list-item>
          <text:p text:style-name="P12">Purification:</text:p>
        </text:list-item>
      </text:list>
      <text:list text:style-name="L9">
        <text:list-item>
          <text:p text:style-name="P13">Filters: Filters can be used to purify the molten plastic by removing any impurities such as dirt, moisture, or other plastics.</text:p>
        </text:list-item>
      </text:list>
      <text:list text:style-name="L10">
        <text:list-item>
          <text:p text:style-name="P14">Extrusion:</text:p>
        </text:list-item>
      </text:list>
      <text:list text:style-name="L11">
        <text:list-item>
          <text:p text:style-name="P16">Extruder: An extruder can be used to extrude the purified plastic into pellets or other forms as required by the business proposal.</text:p>
        </text:list-item>
        <text:list-item>
          <text:p text:style-name="P15">Pelletizer: A pelletizer can be used to cut the extruded plastic into small pellets of uniform size and shape.</text:p>
        </text:list-item>
      </text:list>
      <text:p text:style-name="Text_20_body">It's important to note that the specific equipment required can vary depending on the scale of the operation, the desired level of automation, and the specific details of the recycling process.</text:p>
      <text:p text:style-name="P3"><draw:frame draw:style-name="fr2" draw:name="Image3" text:anchor-type="as-char" svg:width="0.7874in" svg:height="0.3937in" draw:z-index="2"><draw:image xlink:href="Pictures/1000004E0000000000000000DB8080F90BBAFF57.svg" xlink:type="simple" xlink:show="embed" xlink:actuate="onLoad" draw:mime-type="image/svg+xml"/></draw:frame><draw:frame draw:style-name="fr1" draw:name="Image4" text:anchor-type="char" svg:x="0in" svg:width="0.0161in" svg:height="0.0161in" draw:z-index="3"><draw:image xlink:href="https://chat.openai.com/_next/image?url=https%3A%2F%2Flh3.googleusercontent.com%2Fa%2FAGNmyxZpg3VDVNr80d7kVm4TcoNLIN2AiRopGMLoaIxNng%3Ds96-c&amp;w=64&amp;q=75" xlink:type="simple" xlink:show="embed" xlink:actuate="onLoad"/><svg:title>WisdomTheater 3000</svg:title></draw:frame></text:p>
      <text:p text:style-name="Text_20_body">what are some examples of currently available "filters" for this process?</text:p>
      <text:p text:style-name="Text_20_body">Here are some examples of filters that can be used for the purification step in the recycling process of plastic bottles and caps:</text:p>
      <text:list text:style-name="L12">
        <text:list-item>
          <text:p text:style-name="P17">Screen Filters: Screen filters are the most commonly used type of filters in the plastic recycling process. They work by using a mesh screen to remove any contaminants from the molten plastic. The size of the mesh can be adjusted based on the desired level of purification.</text:p>
        </text:list-item>
        <text:list-item>
          <text:p text:style-name="P17">Melt Filtration Systems: Melt filtration systems are a more advanced type of filter that can be used to remove fine impurities from the molten plastic. These systems use a combination of screens and/or disks with various pore sizes to achieve the desired level of purification.</text:p>
        </text:list-item>
        <text:list-item>
          <text:p text:style-name="P17">Pressure Filters: Pressure filters are used to remove impurities from the molten plastic under high pressure. They work by forcing the molten plastic through a filter medium under pressure to remove any contaminants.</text:p>
        </text:list-item>
        <text:list-item>
          <text:p text:style-name="P17">Vacuum Filters: Vacuum filters work by applying a vacuum to the molten plastic, which causes any impurities to be pulled out of the plastic and onto a filter medium.</text:p>
        </text:list-item>
        <text:list-item>
          <text:p text:style-name="P17"><text:soft-page-break/>Centrifugal Filters: Centrifugal filters use centrifugal force to separate the impurities from the molten plastic. The molten plastic is spun in a centrifuge, causing the impurities to be pushed to the outer edge of the centrifuge and removed.</text:p>
        </text:list-item>
      </text:list>
      <text:p text:style-name="Text_20_body">It's important to note that the specific type of filter used can vary depending on the type of plastic being recycled, the desired level of purification, and the specific details of the recycling process.</text:p>
      <text:p text:style-name="P3"><draw:frame draw:style-name="fr2" draw:name="Image5" text:anchor-type="as-char" svg:width="0.7874in" svg:height="0.3937in" draw:z-index="4"><draw:image xlink:href="Pictures/1000004E0000000000000000DB8080F90BBAFF57.svg" xlink:type="simple" xlink:show="embed" xlink:actuate="onLoad" draw:mime-type="image/svg+xml"/></draw:frame><draw:frame draw:style-name="fr1" draw:name="Image6" text:anchor-type="char" svg:x="0in" svg:width="0.0161in" svg:height="0.0161in" draw:z-index="5"><draw:image xlink:href="https://chat.openai.com/_next/image?url=https%3A%2F%2Flh3.googleusercontent.com%2Fa%2FAGNmyxZpg3VDVNr80d7kVm4TcoNLIN2AiRopGMLoaIxNng%3Ds96-c&amp;w=64&amp;q=75" xlink:type="simple" xlink:show="embed" xlink:actuate="onLoad"/><svg:title>WisdomTheater 3000</svg:title></draw:frame></text:p>
      <text:p text:style-name="Text_20_body">which type of filters are best for plastic bottles and caps?</text:p>
      <text:p text:style-name="Text_20_body">The best type of filter for plastic bottles and caps depends on the specific requirements of the recycling process, including the type of plastic being recycled, the level of purification needed, and the scale of the operation.</text:p>
      <text:p text:style-name="Text_20_body">In general, screen filters are the most commonly used type of filter for plastic bottles and caps, as they are simple to use and can effectively remove larger contaminants such as paper labels and other non-plastic materials. However, if the plastic being recycled contains smaller or finer impurities, such as dust or other types of plastics, then more advanced filters such as melt filtration systems, pressure filters, vacuum filters, or centrifugal filters may be more effective.</text:p>
      <text:p text:style-name="Text_20_body">It's important to note that the choice of filter also depends on the desired output quality and the specific requirements of the end-use application for the recycled plastic.</text:p>
      <text:p text:style-name="P3"><draw:frame draw:style-name="fr2" draw:name="Image7" text:anchor-type="as-char" svg:width="0.7874in" svg:height="0.3937in" draw:z-index="6"><draw:image xlink:href="Pictures/1000004E0000000000000000DB8080F90BBAFF57.svg" xlink:type="simple" xlink:show="embed" xlink:actuate="onLoad" draw:mime-type="image/svg+xml"/></draw:frame><draw:frame draw:style-name="fr1" draw:name="Image8" text:anchor-type="char" svg:x="0in" svg:width="0.0161in" svg:height="0.0161in" draw:z-index="7"><draw:image xlink:href="https://chat.openai.com/_next/image?url=https%3A%2F%2Flh3.googleusercontent.com%2Fa%2FAGNmyxZpg3VDVNr80d7kVm4TcoNLIN2AiRopGMLoaIxNng%3Ds96-c&amp;w=64&amp;q=75" xlink:type="simple" xlink:show="embed" xlink:actuate="onLoad"/><svg:title>WisdomTheater 3000</svg:title></draw:frame></text:p>
      <text:p text:style-name="Text_20_body">who sells these filters and how much does a simple screen filter cost?</text:p>
      <text:p text:style-name="Text_20_body">There are many manufacturers and suppliers that sell filters for plastic recycling, including screen filters. Some well-known suppliers include Nordson, Maag, and Erema, among others. Prices for these filters can vary depending on the brand, size, and specific features, and typically range from a few hundred to several thousand dollars.</text:p>
      <text:p text:style-name="Text_20_body">For a simple screen filter that is suitable for plastic bottle and cap recycling, prices can range from around $500 to $1,500, depending on the size and capacity of the filter. However, it's important to note that the total cost of a recycling system will depend on many factors, including the scale of the operation, the type of plastic being recycled, and the specific equipment required for each step in the process.</text:p>
      <text:p text:style-name="P3"><draw:frame draw:style-name="fr2" draw:name="Image9" text:anchor-type="as-char" svg:width="0.7874in" svg:height="0.3937in" draw:z-index="8"><draw:image xlink:href="Pictures/1000004E0000000000000000DB8080F90BBAFF57.svg" xlink:type="simple" xlink:show="embed" xlink:actuate="onLoad" draw:mime-type="image/svg+xml"/></draw:frame><draw:frame draw:style-name="fr1" draw:name="Image10" text:anchor-type="char" svg:x="0in" svg:width="0.0161in" svg:height="0.0161in" draw:z-index="9"><draw:image xlink:href="https://chat.openai.com/_next/image?url=https%3A%2F%2Flh3.googleusercontent.com%2Fa%2FAGNmyxZpg3VDVNr80d7kVm4TcoNLIN2AiRopGMLoaIxNng%3Ds96-c&amp;w=64&amp;q=75" xlink:type="simple" xlink:show="embed" xlink:actuate="onLoad"/><svg:title>WisdomTheater 3000</svg:title></draw:frame></text:p>
      <text:p text:style-name="Text_20_body">What is the cost to buy 1 kilo of plastic pellets for making soda pop bottles cost?</text:p>
      <text:p text:style-name="Text_20_body">The cost of buying 1 kilogram of plastic pellets for making soda pop bottles can vary depending on a variety of factors, such as the type of plastic used, the region, the supplier, and the volume of the purchase. Generally speaking, the cost can range from about $0.80 to $1.20 per kilogram.</text:p>
      <text:p text:style-name="Text_20_body">It's important to note that the cost of the pellets is just one part of the overall cost of producing soda pop bottles, which can also include expenses such as transportation, energy, labor, and equipment. <text:soft-page-break/>Additionally, the cost of recycled plastic pellets may be lower than the cost of virgin plastic pellets, as recycled pellets are made from post-consumer or post-industrial waste and are typically less expensive to produc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31T12:42:35.629031550</meta:creation-date>
    <dc:date>2023-03-31T12:43:19.505310205</dc:date>
    <meta:editing-duration>PT44S</meta:editing-duration>
    <meta:editing-cycles>1</meta:editing-cycles>
    <meta:document-statistic meta:table-count="0" meta:image-count="10" meta:object-count="0" meta:page-count="4" meta:paragraph-count="54" meta:word-count="1221" meta:character-count="7299" meta:non-whitespace-character-count="6156"/>
    <meta:generator>LibreOffice/7.4.6.2$Linux_X86_64 LibreOffice_project/40$Build-2</meta:generator>
  </office:meta>
</office:document-meta>
</file>